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Microsoft Yi Baiti" svg:font-family="'Microsoft Yi Baiti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09cm" fo:margin-left="0cm" fo:margin-right="-0.009cm" table:align="margins"/>
    </style:style>
    <style:style style:name="Tabla4.A" style:family="table-column">
      <style:table-column-properties style:column-width="4.249cm" style:rel-column-width="16371*"/>
    </style:style>
    <style:style style:name="Tabla4.C" style:family="table-column">
      <style:table-column-properties style:column-width="2.462cm" style:rel-column-width="9487*"/>
    </style:style>
    <style:style style:name="Tabla4.D" style:family="table-column">
      <style:table-column-properties style:column-width="6.048cm" style:rel-column-width="23306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.251cm" fo:margin-right="0cm" fo:text-indent="0cm" style:auto-text-indent="false"/>
      <style:text-properties style:font-name="Microsoft Yi Baiti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use-window-font-color="true" style:font-name="Times New Roman"/>
    </style:style>
    <style:style style:name="P4" style:family="paragraph" style:parent-style-name="Table_20_Contents">
      <style:text-properties fo:color="#0000ff" style:font-name="Microsoft Yi Baiti"/>
    </style:style>
    <style:style style:name="P5" style:family="paragraph" style:parent-style-name="Table_20_Contents">
      <style:text-properties style:font-name="Microsoft Yi Baiti"/>
    </style:style>
    <style:style style:name="P6" style:family="paragraph" style:parent-style-name="Table_20_Contents">
      <style:text-properties style:font-name="Times New Roman"/>
    </style:style>
    <style:style style:name="P7" style:family="paragraph" style:parent-style-name="Standard" style:list-style-name="L1">
      <style:paragraph-properties fo:margin-left="0cm" fo:margin-right="0cm" fo:text-indent="0cm" style:auto-text-indent="false"/>
      <style:text-properties style:font-name="Times New Roman"/>
    </style:style>
    <style:style style:name="P8" style:family="paragraph" style:parent-style-name="Standard" style:list-style-name="L2">
      <style:paragraph-properties fo:margin-left="0cm" fo:margin-right="0cm" fo:text-indent="0cm" style:auto-text-indent="false"/>
      <style:text-properties style:font-name="Times New Roman"/>
    </style:style>
    <style:style style:name="P9" style:family="paragraph" style:parent-style-name="Standard" style:list-style-name="L3">
      <style:paragraph-properties fo:margin-left="0cm" fo:margin-right="0cm" fo:text-indent="0cm" style:auto-text-indent="false"/>
      <style:text-properties style:font-name="Times New Roman"/>
    </style:style>
    <style:style style:name="P10" style:family="paragraph" style:parent-style-name="Standard" style:list-style-name="L3">
      <style:paragraph-properties fo:margin-left="0cm" fo:margin-right="0cm" fo:text-indent="0cm" style:auto-text-indent="false"/>
    </style:style>
    <style:style style:name="P11" style:family="paragraph" style:parent-style-name="Standard" style:list-style-name="L4">
      <style:paragraph-properties fo:margin-left="0cm" fo:margin-right="0cm" fo:text-indent="0cm" style:auto-text-indent="false"/>
      <style:text-properties style:use-window-font-color="true" style:font-name="Times New Roman"/>
    </style:style>
    <style:style style:name="P12" style:family="paragraph" style:parent-style-name="Standard" style:list-style-name="L5">
      <style:paragraph-properties fo:margin-left="0cm" fo:margin-right="0cm" fo:text-indent="0cm" style:auto-text-indent="false"/>
      <style:text-properties style:use-window-font-color="true" style:font-name="Times New Roman"/>
    </style:style>
    <style:style style:name="T1" style:family="text">
      <style:text-properties fo:color="#3333ff"/>
    </style:style>
    <style:style style:name="T2" style:family="text">
      <style:text-properties fo:color="#0000ff"/>
    </style:style>
    <style:style style:name="T3" style:family="text">
      <style:text-properties style:text-underline-style="none"/>
    </style:style>
    <style:style style:name="T4" style:family="text">
      <style:text-properties style:font-name="Times New Roman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) Analiza el siguiente código y describe cual sería la salida por pantalla. Compruébalo ejecutando el código en el servidor. </text:p>
      <text:p text:style-name="P1">$resultado = 0.00; </text:p>
      <text:p text:style-name="P1">$tipo = gettype($resultado); </text:p>
      <text:p text:style-name="P1">echo "Resultado vale: <text:span text:style-name="T1">0</text:span> y es de tipo <text:span text:style-name="T1">double</text:span>&lt;br&gt;"; </text:p>
      <text:p text:style-name="P1">$resultado = "Cero"; </text:p>
      <text:p text:style-name="P1">$tipo = gettype($resultado); </text:p>
      <text:p text:style-name="P1">echo "y ahora vale: <text:span text:style-name="T1">Cero </text:span>y es de tipo <text:span text:style-name="T1">String</text:span>&lt;br&gt;"; </text:p>
      <text:p text:style-name="P1"/>
      <text:list xml:id="list1457851252064460613" text:style-name="L1">
        <text:list-header>
          <text:p text:style-name="P7">2) Analiza el siguiente código y describe cual sería la salida por pantalla. Compruébalo ejecutando el código en el servidor.</text:p>
        </text:list-header>
      </text:list>
      <text:p text:style-name="P1">$resultado = 0; </text:p>
      <text:p text:style-name="P1">$tipo = gettype($resultado); </text:p>
      <text:p text:style-name="P1">echo "Resultado vale: <text:span text:style-name="T2">0</text:span> y es de tipo <text:span text:style-name="T2">integer</text:span>"; </text:p>
      <text:p text:style-name="P1">$resultado2 = (double)</text:p>
      <text:p text:style-name="P1">$resultado; $tipo = gettype($resultado2);</text:p>
      <text:p text:style-name="P1">echo "y Resultado2: <text:span text:style-name="T2">0</text:span> y es de tipo <text:span text:style-name="T2">double</text:span>"; </text:p>
      <text:p text:style-name="P1">$tipo = gettype($resultado);</text:p>
      <text:p text:style-name="P1">echo "mientras Resultado vale: <text:span text:style-name="T2">0</text:span> y es de tipo <text:span text:style-name="T2">integer</text:span>"; </text:p>
      <text:p text:style-name="P1"/>
      <text:list xml:id="list7771104160775462616" text:style-name="L2">
        <text:list-header>
          <text:p text:style-name="P8">8) Escribe el valor que tendrán las variables tras ejecutar el siguiente código:</text:p>
        </text:list-header>
      </text:list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5">$num1 = 7;</text:p>
            <text:p text:style-name="P5">$num2 = 5;</text:p>
            <text:p text:style-name="P5">$result = $num1;</text:p>
            <text:p text:style-name="P5">$result += $num2++;</text:p>
          </table:table-cell>
          <table:table-cell table:style-name="Tabla1.A1" office:value-type="string">
            <text:p text:style-name="P5">$num1 = 7;</text:p>
            <text:p text:style-name="P5">$num2 = 5;</text:p>
            <text:p text:style-name="P5">$result = &amp;$num1;</text:p>
            <text:p text:style-name="P5">$result += ++$num2;</text:p>
          </table:table-cell>
          <table:table-cell table:style-name="Tabla1.C1" office:value-type="string">
            <text:p text:style-name="P5">$num1 = 7;</text:p>
            <text:p text:style-name="P5">$num2 = 5;</text:p>
            <text:p text:style-name="P5">$result = &amp;$num1;</text:p>
            <text:p text:style-name="P5">$result += $num1++;</text:p>
          </table:table-cell>
        </table:table-row>
        <table:table-row>
          <table:table-cell table:style-name="Tabla1.A2" office:value-type="string">
            <text:p text:style-name="P4">$num1 = 7</text:p>
            <text:p text:style-name="P4">$num2 = 5</text:p>
            <text:p text:style-name="P4">$result = 12</text:p>
            <text:p text:style-name="P4">Al poner ++ detrás de la variable se muestra y luego se suma.</text:p>
          </table:table-cell>
          <table:table-cell table:style-name="Tabla1.A2" office:value-type="string">
            <text:p text:style-name="P4">$num1 = 7 </text:p>
            <text:p text:style-name="P4">$num2 = 5</text:p>
            <text:p text:style-name="P4">$result = 13</text:p>
            <text:p text:style-name="P4">Al poner ++ delante de la variable se suma y luego se muestra</text:p>
          </table:table-cell>
          <table:table-cell table:style-name="Tabla1.C2" office:value-type="string">
            <text:p text:style-name="P4">$num1 = 7</text:p>
            <text:p text:style-name="P4">$num2 = 5</text:p>
            <text:p text:style-name="P4">$result = 10</text:p>
            <text:p text:style-name="P4">Al poner ++ detrás de la variable se muestra y luego se suma.</text:p>
          </table:table-cell>
        </table:table-row>
      </table:table>
      <text:p text:style-name="P2"/>
      <text:p text:style-name="P2">9) Escribe el resultado que devolverán las siguientes las siguientes comparaciones: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$num1 = 0;</text:p>
            <text:p text:style-name="P5">$num2 = 0.0;</text:p>
            <text:p text:style-name="P5">var_dump ($num1==$num2);</text:p>
          </table:table-cell>
          <table:table-cell table:style-name="Tabla2.B1" office:value-type="string">
            <text:p text:style-name="P5">$num1 = 0;</text:p>
            <text:p text:style-name="P5"><text:span text:style-name="T3">$num2</text:span> = 0.0;</text:p>
            <text:p text:style-name="P5">var_dump ($num1 === $num2);</text:p>
          </table:table-cell>
        </table:table-row>
        <table:table-row>
          <table:table-cell table:style-name="Tabla2.A2" office:value-type="string">
            <text:p text:style-name="P4">Salida: bool(true)</text:p>
            <text:p text:style-name="P4">Porque son iguales.</text:p>
          </table:table-cell>
          <table:table-cell table:style-name="Tabla2.B2" office:value-type="string">
            <text:p text:style-name="P4">Salida: bool(false) </text:p>
            <text:p text:style-name="P4">Porque no son idénticos, tienen diferente tipo.</text:p>
          </table:table-cell>
        </table:table-row>
      </table:table>
      <text:list xml:id="list3306428207988501324" text:style-name="L3">
        <text:list-header>
          <text:p text:style-name="P9"/>
          <text:p text:style-name="P10"><text:span text:style-name="T4">10)</text:span>Escribe los resultados que se mostrarán en pantalla al ejecutar el siguiente código:</text:p>
        </text:list-header>
      </text:list>
      <text:p text:style-name="P1">$num1 = 5.5;</text:p>
      <text:p text:style-name="P1">$num2 = &amp;$num1; </text:p>
      <text:p text:style-name="P1">echo "&lt;br&gt;num1: 5.5 - num2: 5.5"; </text:p>
      <text:p text:style-name="P1">echo "&lt;br&gt;Existe la variable num1: "; </text:p>
      <text:p text:style-name="P1">var_dump(isset($num1)); <text:span text:style-name="T2">bool(true)</text:span></text:p>
      <text:p text:style-name="P1">echo "&lt;br&gt;Esta vacía la variable num1: "; </text:p>
      <text:p text:style-name="P1">var_dump(empty($num1)); <text:span text:style-name="T2">bool(false)</text:span></text:p>
      <text:p text:style-name="P1">echo "&lt;br&gt;Es de tipo entero la variable num1: "; </text:p>
      <text:p text:style-name="P1">var_dump(is_int($num1)); <text:span text:style-name="T2">bool(false)</text:span></text:p>
      <text:p text:style-name="P1">echo "&lt;br&gt;Es de tipo real la variable num1: "; </text:p>
      <text:p text:style-name="P1">var_dump(is_real($num1)); <text:span text:style-name="T2">bool(true)</text:span></text:p>
      <text:p text:style-name="P1">unset ($num1); </text:p>
      <text:p text:style-name="P1">echo "&lt;br&gt;Existe la variable num1: "; <text:span text:style-name="T2">bool(false)</text:span></text:p>
      <text:p text:style-name="P1">var_dump(isset($num1)); </text:p>
      <text:p text:style-name="P1">echo "&lt;br&gt;Existe la variable num2: "; </text:p>
      <text:p text:style-name="P1">var_dump(isset($num2)); <text:span text:style-name="T2">bool(true)</text:span></text:p>
      <text:p text:style-name="P1">echo "&lt;br&gt;num1: $num1 - num2: $num2"; <text:span text:style-name="T2">Salta un error porque se ha borrado la variable $num1</text:span></text:p>
      <text:list xml:id="list1093177379998790962" text:style-name="L4">
        <text:list-header>
          <text:p text:style-name="P11"><text:soft-page-break/>11) Indica el tipo y el valor de las siguientes variables tras ejecutar el código:</text:p>
        </text:list-header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">$num1 = “7”;</text:p>
            <text:p text:style-name="P5">$num2 = 5;</text:p>
            <text:p text:style-name="P5">$result = intval($num1) / $num2;</text:p>
          </table:table-cell>
          <table:table-cell table:style-name="Tabla3.B1" office:value-type="string">
            <text:p text:style-name="P5">$num1= “Lote: ”;</text:p>
            <text:p text:style-name="P5">$num2 = 724;</text:p>
            <text:p text:style-name="P5">$result = $num1.$num2;</text:p>
          </table:table-cell>
        </table:table-row>
        <table:table-row>
          <table:table-cell table:style-name="Tabla3.A2" office:value-type="string">
            <text:p text:style-name="P4">$num1 = valor: 7 de tipo String</text:p>
            <text:p text:style-name="P4">$num2 = valor: 5 de tipo integer</text:p>
            <text:p text:style-name="P4">$result = valor: 1.4 de tipo double</text:p>
          </table:table-cell>
          <table:table-cell table:style-name="Tabla3.B2" office:value-type="string">
            <text:p text:style-name="P4">$num1 = valor: Lote: de tipo String</text:p>
            <text:p text:style-name="P4">$num2 = valor: 724 de tipo integer</text:p>
            <text:p text:style-name="P4">$result = valor: Lote: 724 de tipo String (ha concatenado)</text:p>
          </table:table-cell>
        </table:table-row>
      </table:table>
      <text:p text:style-name="P3"/>
      <text:list xml:id="list7184741260552687871" text:style-name="L5">
        <text:list-header>
          <text:p text:style-name="P12">12) Prueba a realizar conversiones de tipos en diferentes variables y elabora una tabla en la que describas que conversiones son posibles y en qué casos:</text:p>
        </text:list-header>
      </text:list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row>
          <table:table-cell table:style-name="Tabla4.A1" office:value-type="string">
            <text:p text:style-name="P6">Tipo Origen</text:p>
          </table:table-cell>
          <table:table-cell table:style-name="Tabla4.A1" office:value-type="string">
            <text:p text:style-name="P6">Tipo Destino </text:p>
          </table:table-cell>
          <table:table-cell table:style-name="Tabla4.A1" office:value-type="string">
            <text:p text:style-name="P6">¿Posible?</text:p>
          </table:table-cell>
          <table:table-cell table:style-name="Tabla4.D1" office:value-type="string">
            <text:p text:style-name="P6">¿En qué casos?</text:p>
          </table:table-cell>
        </table:table-row>
        <table:table-row>
          <table:table-cell table:style-name="Tabla4.A2" office:value-type="string">
            <text:p text:style-name="P6">Entero</text:p>
          </table:table-cell>
          <table:table-cell table:style-name="Tabla4.A2" office:value-type="string">
            <text:p text:style-name="P6">Real</text:p>
          </table:table-cell>
          <table:table-cell table:style-name="Tabla4.A2" office:value-type="string">
            <text:p text:style-name="P6">Sí</text:p>
          </table:table-cell>
          <table:table-cell table:style-name="Tabla4.D2" office:value-type="string">
            <text:p text:style-name="P6">Siempre</text:p>
          </table:table-cell>
        </table:table-row>
        <table:table-row>
          <table:table-cell table:style-name="Tabla4.A2" office:value-type="string">
            <text:p text:style-name="P6">Entero</text:p>
          </table:table-cell>
          <table:table-cell table:style-name="Tabla4.A2" office:value-type="string">
            <text:p text:style-name="P6">Cadena</text:p>
          </table:table-cell>
          <table:table-cell table:style-name="Tabla4.A2" office:value-type="string">
            <text:p text:style-name="P6">Sí</text:p>
          </table:table-cell>
          <table:table-cell table:style-name="Tabla4.D2" office:value-type="string">
            <text:p text:style-name="P6">Siempre</text:p>
          </table:table-cell>
        </table:table-row>
        <table:table-row>
          <table:table-cell table:style-name="Tabla4.A2" office:value-type="string">
            <text:p text:style-name="P6">Real</text:p>
          </table:table-cell>
          <table:table-cell table:style-name="Tabla4.A2" office:value-type="string">
            <text:p text:style-name="P6">Entero</text:p>
          </table:table-cell>
          <table:table-cell table:style-name="Tabla4.A2" office:value-type="string">
            <text:p text:style-name="P6">Sí</text:p>
          </table:table-cell>
          <table:table-cell table:style-name="Tabla4.D2" office:value-type="string">
            <text:p text:style-name="P6">Se transforma pero trunca los decimales</text:p>
          </table:table-cell>
        </table:table-row>
        <table:table-row>
          <table:table-cell table:style-name="Tabla4.A2" office:value-type="string">
            <text:p text:style-name="P6">Real</text:p>
          </table:table-cell>
          <table:table-cell table:style-name="Tabla4.A2" office:value-type="string">
            <text:p text:style-name="P6">Cadena</text:p>
          </table:table-cell>
          <table:table-cell table:style-name="Tabla4.A2" office:value-type="string">
            <text:p text:style-name="P6">Sí </text:p>
          </table:table-cell>
          <table:table-cell table:style-name="Tabla4.D2" office:value-type="string">
            <text:p text:style-name="P6">Siempre</text:p>
          </table:table-cell>
        </table:table-row>
        <table:table-row>
          <table:table-cell table:style-name="Tabla4.A2" office:value-type="string">
            <text:p text:style-name="P6">Cadena</text:p>
          </table:table-cell>
          <table:table-cell table:style-name="Tabla4.A2" office:value-type="string">
            <text:p text:style-name="P6">Entero</text:p>
          </table:table-cell>
          <table:table-cell table:style-name="Tabla4.A2" office:value-type="string">
            <text:p text:style-name="P6">Sí</text:p>
          </table:table-cell>
          <table:table-cell table:style-name="Tabla4.D2" office:value-type="string">
            <text:p text:style-name="P6">Siempre</text:p>
          </table:table-cell>
        </table:table-row>
        <table:table-row>
          <table:table-cell table:style-name="Tabla4.A2" office:value-type="string">
            <text:p text:style-name="P6">Cadena</text:p>
          </table:table-cell>
          <table:table-cell table:style-name="Tabla4.A2" office:value-type="string">
            <text:p text:style-name="P6">Real</text:p>
          </table:table-cell>
          <table:table-cell table:style-name="Tabla4.A2" office:value-type="string">
            <text:p text:style-name="P6">Sí</text:p>
          </table:table-cell>
          <table:table-cell table:style-name="Tabla4.D2" office:value-type="string">
            <text:p text:style-name="P6">Siempre</text:p>
          </table:table-cell>
        </table:table-row>
      </table:table>
      <text:list xml:id="list32351836" text:continue-numbering="true" text:style-name="L5">
        <text:list-header>
          <text:p text:style-name="P12"/>
        </text:list-header>
      </text:list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Microsoft Yi Baiti" svg:font-family="'Microsoft Yi Baiti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ura martin</meta:initial-creator>
    <meta:creation-date>2020-09-24T15:54:00.83</meta:creation-date>
    <dc:date>2020-09-27T12:15:08.14</dc:date>
    <dc:creator>laura martin</dc:creator>
    <meta:editing-duration>PT2H17M35S</meta:editing-duration>
    <meta:editing-cycles>14</meta:editing-cycles>
    <meta:generator>OpenOffice/4.1.7$Win32 OpenOffice.org_project/417m1$Build-9800</meta:generator>
    <meta:document-statistic meta:table-count="4" meta:image-count="0" meta:object-count="0" meta:page-count="2" meta:paragraph-count="112" meta:word-count="514" meta:character-count="3015"/>
  </office:meta>
</office:document-meta>
</file>